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1685in" svg:y="1.6083in">
            <draw:object draw:notify-on-update-of-ranges="Sheet1.A2:Sheet1.A6 Sheet1.B1:Sheet1.B1 Sheet1.B2:Sheet1.B6 Sheet1.C1:Sheet1.C1 Sheet1.C2:Sheet1.C6 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GRASP 1</text:p>
          </table:table-cell>
          <table:table-cell office:value-type="string" calcext:value-type="string">
            <text:p>GRASP 2</text:p>
          </table:table-cell>
          <table:table-cell office:value-type="string" calcext:value-type="string">
            <text:p>GRAS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92" calcext:value-type="float">
            <text:p>50692</text:p>
          </table:table-cell>
          <table:table-cell office:value-type="float" office:value="57758" calcext:value-type="float">
            <text:p>57758</text:p>
          </table:table-cell>
          <table:table-cell office:value-type="float" office:value="57917" calcext:value-type="float">
            <text:p>57917</text:p>
          </table:table-cell>
        </table:table-row>
        <table:table-row table:style-name="ro1">
          <table:table-cell office:value-type="string" calcext:value-type="string">
            <text:p>0.25k</text:p>
          </table:table-cell>
          <table:table-cell office:value-type="float" office:value="51061" calcext:value-type="float">
            <text:p>51061</text:p>
          </table:table-cell>
          <table:table-cell office:value-type="float" office:value="466666" calcext:value-type="float">
            <text:p>466666</text:p>
          </table:table-cell>
          <table:table-cell office:value-type="float" office:value="360393" calcext:value-type="float">
            <text:p>360393</text:p>
          </table:table-cell>
        </table:table-row>
        <table:table-row table:style-name="ro1">
          <table:table-cell office:value-type="string" calcext:value-type="string">
            <text:p>0.25k</text:p>
          </table:table-cell>
          <table:table-cell office:value-type="float" office:value="51023" calcext:value-type="float">
            <text:p>51023</text:p>
          </table:table-cell>
          <table:table-cell office:value-type="float" office:value="238334" calcext:value-type="float">
            <text:p>238334</text:p>
          </table:table-cell>
          <table:table-cell office:value-type="float" office:value="200079" calcext:value-type="float">
            <text:p>200079</text:p>
          </table:table-cell>
        </table:table-row>
        <table:table-row table:style-name="ro1">
          <table:table-cell office:value-type="string" calcext:value-type="string">
            <text:p>0.75k</text:p>
          </table:table-cell>
          <table:table-cell office:value-type="float" office:value="51198" calcext:value-type="float">
            <text:p>51198</text:p>
          </table:table-cell>
          <table:table-cell office:value-type="float" office:value="164129" calcext:value-type="float">
            <text:p>164129</text:p>
          </table:table-cell>
          <table:table-cell office:value-type="float" office:value="152955" calcext:value-type="float">
            <text:p>15295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1307" calcext:value-type="float">
            <text:p>51307</text:p>
          </table:table-cell>
          <table:table-cell office:value-type="float" office:value="122621" calcext:value-type="float">
            <text:p>122621</text:p>
          </table:table-cell>
          <table:table-cell office:value-type="float" office:value="124137" calcext:value-type="float">
            <text:p>124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21:49:54.971547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0T21:53:07.894580200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4cm" svg:y="0.316cm" chart:style-name="ch2">
          <text:p>Resultados Obtenidos</text:p>
        </chart:title>
        <chart:subtitle svg:x="6.871cm" svg:y="1.301cm" chart:style-name="ch3">
          <text:p>(Variando X)</text:p>
        </chart:subtitle>
        <chart:legend chart:legend-position="end" svg:x="13.174cm" svg:y="3.703cm" style:legend-expansion="high" chart:style-name="ch4"/>
        <chart:plot-area chart:style-name="ch5" table:cell-range-address="Sheet1.A2:Sheet1.D6 Sheet1.B1:Sheet1.D1" chart:data-source-has-labels="both" svg:x="1.331cm" svg:y="2.19cm" svg:width="11.523cm" svg:height="5.649cm">
          <chartooo:coordinate-region svg:x="2.693cm" svg:y="2.389cm" svg:width="10.067cm" svg:height="4.803cm"/>
          <chart:axis chart:dimension="x" chart:name="primary-x" chart:style-name="ch6" chartooo:axis-type="auto">
            <chartooo:date-scale/>
            <chart:title svg:x="6.929cm" svg:y="8.019cm" chart:style-name="ch7">
              <text:p>X</text:p>
            </chart:title>
            <chart:categories table:cell-range-address="Sheet1.A2:Sheet1.A6"/>
          </chart:axis>
          <chart:axis chart:dimension="y" chart:name="primary-y" chart:style-name="ch6">
            <chart:title svg:x="0.451cm" svg:y="7.532cm" chart:style-name="ch8">
              <text:p>Peso del mejor k-PMP Encontrado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line">
            <chart:data-point chart:repeated="5"/>
          </chart:series>
          <chart:series chart:style-name="ch11" chart:values-cell-range-address="Sheet1.C2:Sheet1.C6" chart:label-cell-address="Sheet1.C1:Sheet1.C1" chart:class="chart:line">
            <chart:data-point chart:repeated="5"/>
          </chart:series>
          <chart:series chart:style-name="ch12" chart:values-cell-range-address="Sheet1.D2:Sheet1.D6" chart:label-cell-address="Sheet1.D1:Sheet1.D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 1</text:p>
                <draw:g>
                  <svg:desc>Sheet1.B1:Sheet1.B1</svg:desc>
                </draw:g>
              </table:table-cell>
              <table:table-cell office:value-type="string">
                <text:p>GRASP 2</text:p>
                <draw:g>
                  <svg:desc>Sheet1.C1:Sheet1.C1</svg:desc>
                </draw:g>
              </table:table-cell>
              <table:table-cell office:value-type="string">
                <text:p>GRASP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:Sheet1.A6</svg:desc>
                </draw:g>
              </table:table-cell>
              <table:table-cell office:value-type="float" office:value="50692">
                <text:p>50692</text:p>
                <draw:g>
                  <svg:desc>Sheet1.B2:Sheet1.B6</svg:desc>
                </draw:g>
              </table:table-cell>
              <table:table-cell office:value-type="float" office:value="57758">
                <text:p>57758</text:p>
                <draw:g>
                  <svg:desc>Sheet1.C2:Sheet1.C6</svg:desc>
                </draw:g>
              </table:table-cell>
              <table:table-cell office:value-type="float" office:value="57917">
                <text:p>57917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0.25k</text:p>
              </table:table-cell>
              <table:table-cell office:value-type="float" office:value="51061">
                <text:p>51061</text:p>
              </table:table-cell>
              <table:table-cell office:value-type="float" office:value="466666">
                <text:p>466666</text:p>
              </table:table-cell>
              <table:table-cell office:value-type="float" office:value="360393">
                <text:p>360393</text:p>
              </table:table-cell>
            </table:table-row>
            <table:table-row>
              <table:table-cell office:value-type="string">
                <text:p>0.25k</text:p>
              </table:table-cell>
              <table:table-cell office:value-type="float" office:value="51023">
                <text:p>51023</text:p>
              </table:table-cell>
              <table:table-cell office:value-type="float" office:value="238334">
                <text:p>238334</text:p>
              </table:table-cell>
              <table:table-cell office:value-type="float" office:value="200079">
                <text:p>200079</text:p>
              </table:table-cell>
            </table:table-row>
            <table:table-row>
              <table:table-cell office:value-type="string">
                <text:p>0.75k</text:p>
              </table:table-cell>
              <table:table-cell office:value-type="float" office:value="51198">
                <text:p>51198</text:p>
              </table:table-cell>
              <table:table-cell office:value-type="float" office:value="164129">
                <text:p>164129</text:p>
              </table:table-cell>
              <table:table-cell office:value-type="float" office:value="152955">
                <text:p>15295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51307">
                <text:p>51307</text:p>
              </table:table-cell>
              <table:table-cell office:value-type="float" office:value="122621">
                <text:p>122621</text:p>
              </table:table-cell>
              <table:table-cell office:value-type="float" office:value="124137">
                <text:p>124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